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有人說：「沒有防火牆就沒有Intranet。」這句話絕對不會言過其實，當一個企業</text:p>
      <text:p text:style-name="Preformatted_20_Text">要開放Internet給企業的員工，並且在企業內部建置Intranet以後，如果沒有一個防</text:p>
      <text:p text:style-name="Preformatted_20_Text">火牆系統放在Internet和Intranet之間的話，企業的內部網路和電腦系統，就等於是</text:p>
      <text:p text:style-name="Preformatted_20_Text">直接開放給全世界。</text:p>
      <text:p text:style-name="Preformatted_20_Text">在世界各地的電腦駭客，不論何時都可以進入到企業內部的電腦之中，為所欲為</text:p>
      <text:p text:style-name="Preformatted_20_Text">，那還得了？倒底防火牆是用什麼神秘的方法來將在企業外面Internet上的駭客阻</text:p>
      <text:p text:style-name="Preformatted_20_Text">擋在牆外？它又如何能應付各種不同的入侵技倆呢？</text:p>
      <text:p text:style-name="Preformatted_20_Text">雖然不同的防火牆採用不同的技術去實現保全的工作，但綜歸起來它無非是一些</text:p>
      <text:p text:style-name="Preformatted_20_Text">電腦軟體和硬體的組合，只可以讓一些特定的資料從防火牆的一端到另一端。它</text:p>
      <text:p text:style-name="Preformatted_20_Text">通常是企業內部網路和外界Internet之間的唯一通道，例如將它放置在企業網路和</text:p>
      <text:p text:style-name="Preformatted_20_Text">Internet服務提供者(ISP)的路由器之間，讓企業所有到外界的資料，或是從外面</text:p>
      <text:p text:style-name="Preformatted_20_Text">Internet進入企業網路的資料，都經過防火牆的確認手續，才能放行。防火牆所作</text:p>
      <text:p text:style-name="Preformatted_20_Text">的確認手續，是由一些事先設定的安全規則和政策來完成的，最普遍採用的兩種</text:p>
      <text:p text:style-name="Preformatted_20_Text">確認交通的方式是資料封包過濾和應用程式層的過濾方式，其他還有一些新式的</text:p>
      <text:p text:style-name="Preformatted_20_Text">過濾方法，諸如電路層過濾式防火牆和代理式防火牆等。</text:p>
      <text:p text:style-name="Preformatted_20_Text">一、資料封包過濾防火牆：資料封包過濾式(Packet Filter)的防火牆將過往的資料</text:p>
      <text:p text:style-name="Preformatted_20_Text">封包(packet)仔細地檢查確認，以阻擋不該進出防火牆的交通。最簡單的一種資料</text:p>
      <text:p text:style-name="Preformatted_20_Text">封包過濾型式就是路由器(router)。在路由器之中的路徑轉換表就可以設定誰可以</text:p>
      <text:p text:style-name="Preformatted_20_Text">通過，而誰不准通過。當這種管道建立起來之後</text:p>
      <text:p text:style-name="Preformatted_20_Text">，其他程式應用如果是採用相同的埠口，防火牆會以為它是FTP檔案傳輸的資料</text:p>
      <text:p text:style-name="Preformatted_20_Text">，照樣放行，因而造成了一個安全上的漏洞。在電腦網路</text:p>
      <text:p text:style-name="Preformatted_20_Text">上的一些駭客，甚至開發了一些繞過資料封包過濾的技倆，最有名的是利用「扮</text:p>
      <text:p text:style-name="Preformatted_20_Text">豬吃老虎」的方式，用一個假的IP位址就可以將防火牆騙得團團轉。目前大部分</text:p>
      <text:p text:style-name="Preformatted_20_Text">資料封包過濾式防火牆都在這方式下了一番功夫，不讓歹徒可以輕易地闖入，但</text:p>
      <text:p text:style-name="Preformatted_20_Text">是電腦網路專家們也都認為，只用封包過濾式防火牆這單一的方法是無法保衛企</text:p>
      <text:p text:style-name="Preformatted_20_Text">業網路的安全的。</text:p>
      <text:p text:style-name="Preformatted_20_Text">二、應用程式層過濾式的防火牆：應用程式層過濾式(Application Filter)的防火牆</text:p>
      <text:p text:style-name="Preformatted_20_Text">是屬於代理閘通道的方式，它利用專門性的程式來做一些Internet上的程式應用的</text:p>
      <text:p text:style-name="Preformatted_20_Text">佣介者，使其成為閘通道(Gateway)而將企業的網路和外界的Internet隔開。它檢查</text:p>
      <text:p text:style-name="Preformatted_20_Text">OSI模式的最高層的資料，驗可後才將內外網路連接起來。由於這種型式的防火</text:p>
      <text:p text:style-name="Preformatted_20_Text">牆作用在OSI模式的最高一層，因此它可以瞭解所有過往資料的通訊協定，並且</text:p>
      <text:p text:style-name="Preformatted_20_Text">可以加上各種特定的安全功能，應該是一種比較安全的防火牆型式，不過它也有</text:p>
      <text:p text:style-name="Preformatted_20_Text">一些缺憾：</text:p>
      <text:p text:style-name="Preformatted_20_Text">【】</text:p>
      <text:p text:style-name="Preformatted_20_Text">三、電路層過濾式防火牆：電路層過濾式(Circuit-level Filter)的防火牆是介乎上述</text:p>
      <text:p text:style-name="Preformatted_20_Text">資料封包過濾式和應用程式層過濾式之間的防火牆型式，它把應用程式閘通道變</text:p>
      <text:p text:style-name="Preformatted_20_Text">成一個更廣泛的型態，它也是依據一些規則來設定出入的管制，但是它作用於比</text:p>
      <text:p text:style-name="Preformatted_20_Text">較低的層次，因此不必專門為每一個應用程式來特別設定組態。</text:p>
      <text:p text:style-name="Preformatted_20_Text">此外，最近有一種新型的過濾技術檢查動態的資料封包狀態(state)，這種名為狀</text:p>
      <text:p text:style-name="Preformatted_20_Text">態檢驗(statefull inspection)的技術在查驗高層通訊協定的同時，順便將過往交通的</text:p>
      <text:p text:style-name="Preformatted_20_Text">狀態記錄下來。由於有了狀態的記錄，防火牆系統可以分辨出哪些是從企業外發</text:p>
      <text:p text:style-name="Preformatted_20_Text">出的通訊服務要求，而哪些是回應企業內發出通訊服務的返回資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2" meta:word-count="1238" meta:character-count="1425"/>
    <meta:generator>OpenOffice/4.1.1$Win32 OpenOffice.org_project/411m6$Build-9775</meta:generator>
  </office:meta>
</office:document-meta>
</file>